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9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INEDO SOTO JACKSO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34374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153843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INEDO SOTO JACKSO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34374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153843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.8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55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5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12/2021</text:p>
          </table:table-cell>
          <table:table-cell table:style-name="Tabla2.A3" office:value-type="string">
            <text:p text:style-name="P22">4839919</text:p>
          </table:table-cell>
          <table:table-cell table:style-name="Tabla2.D3" office:value-type="string">
            <text:p text:style-name="P23">55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5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9T22:31:4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